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4.44pt"/>
    </style:style>
    <style:style style:name="co5" style:family="table-column">
      <style:table-column-properties fo:break-before="auto" style:column-width="549.64pt"/>
    </style:style>
    <style:style style:name="co6" style:family="table-column">
      <style:table-column-properties fo:break-before="auto" style:column-width="269.8pt"/>
    </style:style>
    <style:style style:name="co7" style:family="table-column">
      <style:table-column-properties fo:break-before="auto" style:column-width="57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ata Size</text:p>
          </table:table-cell>
          <table:table-cell table:style-name="ce2" office:value-type="string" calcext:value-type="string">
            <text:p>Modifications</text:p>
          </table:table-cell>
          <table:table-cell table:style-name="ce2" office:value-type="string" calcext:value-type="string">
            <text:p>reqd_work_group_size?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500x500 data points</text:p>
          </table:table-cell>
          <table:table-cell office:value-type="string" calcext:value-type="string">
            <text:p>kern.cl includes a file with constants. These constants are the same from the original kern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30000 points, 34 features</text:p>
          </table:table-cell>
          <table:table-cell office:value-type="string" calcext:value-type="string">
            <text:p>only kmeans_kernel_c kern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10 boxes1d, 128 threads/block, 1000 blocks</text:p>
          </table:table-cell>
          <table:table-cell office:value-type="string" calcext:value-type="string">
            <text:p>unpacked all struct arguments (e.g. d_box_gpu became d_box_gpu_offset, d_box_gpu_nn, etc.), local variables were moved to root of kernel function since an error was raised by the Intel OpenCL (Broadwell GPU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42764 records</text:p>
          </table:table-cell>
          <table:table-cell office:value-type="string" calcext:value-type="string">
            <text:p>unpacked one struct argument to cl_float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2048 x 2048 data points</text:p>
          </table:table-cell>
          <table:table-cell office:value-type="string" calcext:value-type="string">
            <text:p>only nw_kernel1 kernel, removed unused kernel argument output_itemsets_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2048 x 2048 data points</text:p>
          </table:table-cell>
          <table:table-cell office:value-type="string" calcext:value-type="string">
            <text:p>only nw_kernel2 kernel, removed unused kernel argument output_itemsets_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100 rows, 10000 cols, 20 pyramid he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502x458 image, 100 iterations, 0.5 lambda</text:p>
          </table:table-cell>
          <table:table-cell office:value-type="string" calcext:value-type="string">
            <text:p>only srad_kernel kernel, substituted include main.h for the used mac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65536 input nodes</text:p>
          </table:table-cell>
          <table:table-cell office:value-type="string" calcext:value-type="string">
            <text:p>only bpnn_layerforward_ocl kernel, removed unused kernel argument output_hidden_cu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65536 input nodes</text:p>
          </table:table-cell>
          <table:table-cell office:value-type="string" calcext:value-type="string">
            <text:p>only bpnn_adjust_weights_ocl kern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1024 x 1024 matrix</text:p>
          </table:table-cell>
          <table:table-cell office:value-type="string" calcext:value-type="string">
            <text:p>only lud_diagonal kern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1024 x 1024 matrix</text:p>
          </table:table-cell>
          <table:table-cell office:value-type="string" calcext:value-type="string">
            <text:p>only lud_perimeter kern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1024 x 1024 matrix</text:p>
          </table:table-cell>
          <table:table-cell office:value-type="string" calcext:value-type="string">
            <text:p>only lud_internal kern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175 x 596 data points</text:p>
          </table:table-cell>
          <table:table-cell office:value-type="string" calcext:value-type="string">
            <text:p>only GICOV_kernel, preprocessed with no definition of USE_IMAGE mac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219 x 640 data points</text:p>
          </table:table-cell>
          <table:table-cell office:value-type="string" calcext:value-type="string">
            <text:p>only dilate_kernel, preprocessed with no definition of USE_IMAGE mac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1000000 elements</text:p>
          </table:table-cell>
          <table:table-cell office:value-type="string" calcext:value-type="string">
            <text:p>only histogram1024Kernel kern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1000000 elements</text:p>
          </table:table-cell>
          <table:table-cell office:value-type="string" calcext:value-type="string">
            <text:p>only bucketsort kern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1000000 elements</text:p>
          </table:table-cell>
          <table:table-cell office:value-type="string" calcext:value-type="string">
            <text:p>only mergeSortPass kern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512 x 512 x 8 data points, 3 iteration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485760 variables, 97152 areas and step factors</text:p>
          </table:table-cell>
          <table:table-cell office:value-type="string" calcext:value-type="string">
            <text:p>only compute_step_factor kernel, changed from FLOAT3 definition to OpenCL standard float3, maintained only used helper func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7874 nodes, 1000000 records</text:p>
          </table:table-cell>
          <table:table-cell office:value-type="string" calcext:value-type="string">
            <text:p>Added DEFAULT_ORDER macro (which in rodinia is defined outside of kernel), unpacked all struct arguments (knodesD, recordsD and ansD), adapted the kernel accordingl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128 x 128 image, 10 frames, 40000 particles</text:p>
          </table:table-cell>
          <table:table-cell office:value-type="string" calcext:value-type="string">
            <text:p>only likelihood_kernel kernel, kept only the helper functions that are used, removed unused kernel arguments CDF and u. Changed a line where exp() was used to reduce floating point discrepancy between platform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128 x 128 image, 10 frames, 40000 particles</text:p>
          </table:table-cell>
          <table:table-cell office:value-type="string" calcext:value-type="string">
            <text:p>only normalize_weights_kernel kernel, CDF is not validated since floating point discrepancy between platforms greatly affects resul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string" calcext:value-type="string">
            <text:p>Rodinia</text:p>
          </table:table-cell>
          <table:table-cell office:value-type="string" calcext:value-type="string">
            <text:p>65536 points, 64 dimensions</text:p>
          </table:table-cell>
          <table:table-cell office:value-type="string" calcext:value-type="string">
            <text:p>only pgain_kernel kernel, unpacked struct argument of type Point_Struct, removed unused argument num, changed logic for loading content to local memor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HOC</text:p>
          </table:table-cell>
          <table:table-cell office:value-type="string" calcext:value-type="string">
            <text:p>1000 nodes, max. degree of 3</text:p>
          </table:table-cell>
          <table:table-cell office:value-type="string" calcext:value-type="string">
            <text:p>only BFS_kernel_warp kern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SHOC</text:p>
          </table:table-cell>
          <table:table-cell office:value-type="string" calcext:value-type="string">
            <text:p>65536 points</text:p>
          </table:table-cell>
          <table:table-cell office:value-type="string" calcext:value-type="string">
            <text:p>only fft1D_512 kernel, directly defined float2 without preprocessor if-el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string" calcext:value-type="string">
            <text:p>SHOC</text:p>
          </table:table-cell>
          <table:table-cell office:value-type="string" calcext:value-type="string">
            <text:p>128 x 128 matrices</text:p>
          </table:table-cell>
          <table:table-cell office:value-type="string" calcext:value-type="string">
            <text:p>only sgemmNN kernel, directly defined float without preprocessor if-el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SHOC</text:p>
          </table:table-cell>
          <table:table-cell office:value-type="string" calcext:value-type="string">
            <text:p>12288 atoms</text:p>
          </table:table-cell>
          <table:table-cell office:value-type="string" calcext:value-type="string">
            <text:p>directly defined float3 without preprocessor if-elses, modified from float4 to float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office:value-type="string" calcext:value-type="string">
            <text:p>SHOC</text:p>
          </table:table-cell>
          <table:table-cell office:value-type="string" calcext:value-type="string">
            <text:p>10000000 keyspace size, size of byte 7, 10 values per by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office:value-type="string" calcext:value-type="string">
            <text:p>SHOC</text:p>
          </table:table-cell>
          <table:table-cell office:value-type="string" calcext:value-type="string">
            <text:p>131072 elements</text:p>
          </table:table-cell>
          <table:table-cell office:value-type="string" calcext:value-type="string">
            <text:p>directly defined float without preprocessor if-el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string" calcext:value-type="string">
            <text:p>SHOC</text:p>
          </table:table-cell>
          <table:table-cell office:value-type="string" calcext:value-type="string">
            <text:p>sparse matrix with 1024 rows</text:p>
          </table:table-cell>
          <table:table-cell office:value-type="string" calcext:value-type="string">
            <text:p>only spmv_csr_vector_kernel kernel, directly defined float without preprocessor if-elses, removed preprocessor handling for texture memor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office:value-type="string" calcext:value-type="string">
            <text:p>SHOC</text:p>
          </table:table-cell>
          <table:table-cell office:value-type="string" calcext:value-type="string">
            <text:p>271392 data points</text:p>
          </table:table-cell>
          <table:table-cell office:value-type="string" calcext:value-type="string">
            <text:p>only StencilKernel kernel, defined float without preprocessor if-el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office:value-type="string" calcext:value-type="string">
            <text:p>SHOC</text:p>
          </table:table-cell>
          <table:table-cell office:value-type="string" calcext:value-type="string">
            <text:p>262144 data points</text:p>
          </table:table-cell>
          <table:table-cell office:value-type="string" calcext:value-type="string">
            <text:p>only bottom_scan kernel, defined float without preprocessor if-el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255 blocks of 255 bytes where 32 are check symbols</text:p>
          </table:table-cell>
          <table:table-cell office:value-type="string" calcext:value-type="string">
            <text:p>only berlekamp kern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255 blocks of 255 bytes where 32 are check symbols</text:p>
          </table:table-cell>
          <table:table-cell office:value-type="string" calcext:value-type="string">
            <text:p>only chien kern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255 blocks of 255 bytes where 32 are check symbols</text:p>
          </table:table-cell>
          <table:table-cell office:value-type="string" calcext:value-type="string">
            <text:p>only forneys kern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255 blocks of 255 bytes where 32 are check symbols</text:p>
          </table:table-cell>
          <table:table-cell office:value-type="string" calcext:value-type="string">
            <text:p>only syndrome kern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255 blocks of 255 bytes where 32 are check symbols</text:p>
          </table:table-cell>
          <table:table-cell office:value-type="string" calcext:value-type="string">
            <text:p>berlekamp, chien, forneys and syndrome fused together</text:p>
          </table:table-cell>
          <table:table-cell office:value-type="string" calcext:value-type="string">
            <text:p>Yes</text:p>
          </table:table-cell>
        </table:table-row>
      </table:table>
      <table:table table:name="Compilations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Stratix V compiled?</text:p>
          </table:table-cell>
          <table:table-cell table:style-name="ce2" office:value-type="string" calcext:value-type="string">
            <text:p>Arria 10 compiled?</text:p>
          </table:table-cell>
          <table:table-cell table:style-name="ce2"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rad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ckprop2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ukocyte1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omics not supported in system with multiported memories (a10)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ompiler segfault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ompiler segfault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ft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es not fit (sv)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d5hash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mv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an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drsd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fit (a10)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es not fit (sv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01:32:51.076990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6:03:10.070203072</meta:creation-date>
    <dc:date>2018-12-19T01:34:42.314730440</dc:date>
    <meta:editing-duration>PT10H30M29S</meta:editing-duration>
    <meta:editing-cycles>153</meta:editing-cycles>
    <meta:generator>LibreOffice/6.1.0.3$Linux_X86_64 LibreOffice_project/10$Build-3</meta:generator>
    <meta:document-statistic meta:table-count="2" meta:cell-count="319" meta:object-count="0"/>
  </office:meta>
</office:document-meta>
</file>